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02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0000c0"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Escritor de Software Versão 7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1">
          <table:table-cell office:value-type="string">
            <text:p>Página Inicial</text:p>
          </table:table-cell>
          <table:table-cell office:value-type="string">
            <text:p>Lista de Softwares, opção de criar novo software</text:p>
          </table:table-cell>
        </table:table-row>
        <table:table-row table:style-name="ro1">
          <table:table-cell office:value-type="string">
            <text:p>Página De Software Selecionado</text:p>
          </table:table-cell>
          <table:table-cell/>
        </table:table-row>
      </table:table>
      <table:table table:name="classes" table:style-name="ta1">
        <table:table-column table:style-name="co3" table:default-cell-style-name="Default"/>
        <table:table-row table:style-name="ro1">
          <table:table-cell office:value-type="string">
            <text:p>Software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id</text:span><text:span text:style-name="T1">;</text:span>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listaDeObjetos</text:span><text:span text:style-name="T1">;</text:span>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bancoDeDados</text:span><text:span text:style-name="T1">;</text:span>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linguagem</text:span><text:span text:style-name="T1">;</text:span></text:p>
          </table:table-cell>
        </table:table-row>
        <table:table-row table:style-name="ro1">
          <table:table-cell table:style-name="ce2" office:value-type="string">
            <text:p><text:s/></text:p>
          </table:table-cell>
        </table:table-row>
        <table:table-row table:style-name="ro1" table:number-rows-repeated="2">
          <table:table-cell/>
        </table:table-row>
        <table:table-row table:style-name="ro3">
          <table:table-cell office:value-type="string">
            <text:p>BancoDeDados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id</text:span><text:span text:style-name="T1">;</text:span>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nomeDoBanco</text:span><text:span text:style-name="T1">;</text:span>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sistemaGerenciadorDeBancoDeDados</text:span><text:span text:style-name="T1">;</text:span>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host</text:span><text:span text:style-name="T1">;</text:span>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pass</text:span><text:span text:style-name="T1">;</text:span>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Objeto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id</text:span><text:span text:style-name="T1">;</text:span>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nome</text:span><text:span text:style-name="T1">;</text:span>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listaDeAtributos</text:span><text:span text:style-name="T1">;</text:span>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persistencia</text:span><text:span text:style-name="T1">;</text:span></text:p>
          </table:table-cell>
        </table:table-row>
        <table:table-row table:style-name="ro1">
          <table:table-cell table:style-name="ce2" office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tributo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id</text:span><text:span text:style-name="T1">;</text:span>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nome</text:span><text:span text:style-name="T1">;</text:span>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tamanho</text:span><text:span text:style-name="T1">;</text:span></text:p>
          </table:table-cell>
        </table:table-row>
        <table:table-row table:style-name="ro3">
          <table:table-cell table:style-name="ce1" office:value-type="string">
            <text:p><text:span text:style-name="T1"><text:tab/></text:span><text:span text:style-name="T2">private </text:span><text:span text:style-name="T3">$tipo</text:span><text:span text:style-name="T1">;</text:span></text:p>
          </table:table-cell>
        </table:table-row>
        <table:table-row table:style-name="ro1" table:number-rows-repeated="1048546">
          <table:table-cell/>
        </table:table-row>
        <table:table-row table:style-name="ro1">
          <table:table-cell/>
        </table:table-row>
      </table:table>
      <table:table table:name="Planilh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06:39:28</meta:creation-date>
    <meta:generator>LibreOffice/3.5$Linux_x86 LibreOffice_project/350m1$Build-2</meta:generator>
    <dc:date>2013-08-28T17:44:37</dc:date>
    <meta:editing-duration>PT54M25S</meta:editing-duration>
    <meta:editing-cycles>5</meta:editing-cycles>
    <meta:document-statistic meta:table-count="3" meta:cell-count="27" meta:object-count="0"/>
  </office:meta>
</office:document-meta>
</file>